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style:style>
    <style:style style:name="ce3" style:family="table-cell" style:parent-style-name="Default" style:data-style-name="N0">
      <style:table-cell-properties style:vertical-align="top" fo:wrap-option="wrap"/>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automatic" fo:wrap-option="wrap"/>
      <style:text-properties fo:font-size="12pt" style:font-size-asian="12pt" style:font-size-complex="12pt"/>
    </style:style>
    <style:style style:name="ce6" style:family="table-cell" style:parent-style-name="Default" style:data-style-name="N0">
      <style:text-properties fo:color="#0563C1" fo:font-size="12pt" style:font-size-asian="12pt" style:font-size-complex="12pt" style:text-underline-style="solid" style:text-underline-type="single"/>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8" style:family="table-cell" style:parent-style-name="Default" style:data-style-name="N0">
      <style:table-cell-properties style:vertical-align="top" fo:wrap-option="wrap"/>
      <style:text-properties fo:color="#008080" fo:font-size="12pt" style:font-size-asian="12pt" style:font-size-complex="12pt" style:text-underline-style="solid" style:text-underline-type="single" fo:font-weight="bold" style:font-weight-asian="bold" style:font-weight-complex="bold"/>
    </style:style>
    <style:style style:name="ce9"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10" style:family="table-cell" style:parent-style-name="Default" style:data-style-name="N0">
      <style:text-properties fo:color="#0563C1" fo:font-size="12pt" style:font-size-asian="12pt" style:font-size-complex="12pt" style:text-underline-style="solid" style:text-underline-type="single"/>
    </style:style>
    <style:style style:name="ce11" style:family="table-cell" style:parent-style-name="Default" style:data-style-name="N0">
      <style:table-cell-properties style:vertical-align="automatic" fo:wrap-option="wrap"/>
      <style:text-properties fo:color="#0563C1" fo:font-size="12pt" style:font-size-asian="12pt" style:font-size-complex="12pt" style:text-underline-style="solid" style:text-underline-type="single"/>
    </style:style>
    <style:style style:name="ce12" style:family="table-cell" style:parent-style-name="Default" style:data-style-name="N0">
      <style:text-properties fo:font-size="12pt" style:font-size-asian="12pt" style:font-size-complex="12pt"/>
    </style:style>
    <style:style style:name="ce13" style:family="table-cell" style:parent-style-name="Default" style:data-style-name="N0">
      <style:text-properties fo:font-size="14pt" style:font-size-asian="14pt" style:font-size-complex="14pt" fo:font-weight="bold" style:font-weight-asian="bold" style:font-weight-complex="bold"/>
    </style:style>
    <style:style style:name="ce14"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15" style:family="table-cell" style:parent-style-name="Default" style:data-style-name="N0">
      <style:table-cell-properties style:vertical-align="top" fo:wrap-option="wrap"/>
      <style:text-properties fo:color="#0563C1" fo:font-size="12pt" style:font-size-asian="12pt" style:font-size-complex="12pt" style:text-underline-style="solid" style:text-underline-type="single"/>
    </style:style>
    <style:style style:name="ce16" style:family="table-cell" style:parent-style-name="Default" style:data-style-name="N0">
      <style:table-cell-properties style:vertical-align="top" fo:wrap-option="wrap"/>
      <style:text-properties fo:color="#0563C1" fo:font-size="12pt" style:font-size-asian="12pt" style:font-size-complex="12pt" style:text-underline-style="solid" style:text-underline-type="single"/>
    </style:style>
    <style:style style:name="ce17" style:family="table-cell" style:parent-style-name="Default" style:data-style-name="N0">
      <style:text-properties fo:font-size="10pt" style:font-size-asian="10pt" style:font-size-complex="10pt"/>
    </style:style>
    <style:style style:name="ce18"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top"/>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style:text-properties fo:font-size="12pt" style:font-size-asian="12pt" style:font-size-complex="12pt"/>
    </style:style>
    <style:style style:name="ce21" style:family="table-cell" style:parent-style-name="Default" style:data-style-name="N0">
      <style:table-cell-properties fo:border-top="none" fo:border-bottom="2pt solid #000000" fo:border-left="none" fo:border-right="none"/>
      <style:text-properties fo:font-size="12pt" style:font-size-asian="12pt" style:font-size-complex="12pt"/>
    </style:style>
    <style:style style:name="ce22"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fo:font-size="12pt" style:font-size-asian="12pt" style:font-size-complex="12pt"/>
    </style:style>
    <style:style style:name="ce23" style:family="table-cell" style:parent-style-name="Default" style:data-style-name="N0">
      <style:table-cell-properties fo:border-top="none" fo:border-bottom="2pt solid #000000" fo:border-left="none" fo:border-right="none" style:vertical-align="automatic" style:repeat-content="false"/>
      <style:paragraph-properties fo:text-align="start" fo:margin-left="0cm"/>
      <style:text-properties fo:font-size="12pt" style:font-size-asian="12pt" style:font-size-complex="12pt"/>
    </style:style>
    <style:style style:name="ce24" style:family="table-cell" style:parent-style-name="Default" style:data-style-name="N0">
      <style:table-cell-properties fo:border-top="none" fo:border-bottom="2pt solid #000000" fo:border-left="none" fo:border-right="none" style:vertical-align="automatic" fo:wrap-option="wrap"/>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fo:border-top="2pt solid #000000" fo:border-bottom="2pt solid #000000" fo:border-left="none"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top"/>
      <style:text-properties fo:font-size="14pt" style:font-size-asian="14pt" style:font-size-complex="14pt" fo:font-weight="bold" style:font-weight-asian="bold" style:font-weight-complex="bold"/>
    </style:style>
    <style:style style:name="ce27" style:family="table-cell" style:parent-style-name="Default" style:data-style-name="N3">
      <style:table-cell-properties style:vertical-align="automatic" style:repeat-content="false"/>
      <style:paragraph-properties fo:text-align="end" fo:margin-right="0cm"/>
      <style:text-properties fo:font-size="12pt" style:font-size-asian="12pt" style:font-size-complex="12pt"/>
    </style:style>
    <style:style style:name="ce28" style:family="table-cell" style:parent-style-name="Default" style:data-style-name="N3">
      <style:table-cell-properties fo:border-top="none" fo:border-bottom="2pt solid #000000" fo:border-left="none" fo:border-right="none" style:vertical-align="automatic" style:repeat-content="false"/>
      <style:paragraph-properties fo:text-align="end" fo:margin-right="0cm"/>
      <style:text-properties fo:font-size="12pt" style:font-size-asian="12pt" style:font-size-complex="12pt"/>
    </style:style>
    <style:style style:name="ce29" style:family="table-cell" style:parent-style-name="Default" style:data-style-name="N3">
      <style:table-cell-properties fo:border-top="2pt solid #000000" fo:border-bottom="2pt solid #000000" fo:border-left="none" fo:border-right="none" style:vertical-align="automatic"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fo:border-top="none" fo:border-bottom="2pt solid #000000" fo:border-left="none" fo:border-right="none" style:vertical-align="top"/>
      <style:text-properties fo:font-size="12pt" style:font-size-asian="12pt" style:font-size-complex="12pt"/>
    </style:style>
    <style:style style:name="ce31" style:family="table-cell" style:parent-style-name="Default" style:data-style-name="N30">
      <style:table-cell-properties style:vertical-align="automatic" style:repeat-content="false"/>
      <style:paragraph-properties fo:text-align="start" fo:margin-left="0cm"/>
      <style:text-properties fo:font-size="12pt" style:font-size-asian="12pt" style:font-size-complex="12pt"/>
    </style:style>
    <style:style style:name="ce32" style:family="table-cell" style:parent-style-name="Default" style:data-style-name="N3"/>
    <style:style style:name="co1" style:family="table-column">
      <style:table-column-properties fo:break-before="auto" style:column-width="18.4855555555556cm"/>
    </style:style>
    <style:style style:name="co2" style:family="table-column">
      <style:table-column-properties fo:break-before="auto" style:column-width="1.69333333333333cm"/>
    </style:style>
    <style:style style:name="co3" style:family="table-column">
      <style:table-column-properties fo:break-before="auto" style:column-width="1.905cm"/>
    </style:style>
    <style:style style:name="co4" style:family="table-column">
      <style:table-column-properties fo:break-before="auto" style:column-width="2.24013888888889cm"/>
    </style:style>
    <style:style style:name="co5" style:family="table-column">
      <style:table-column-properties fo:break-before="auto" style:column-width="4.88597222222222cm"/>
    </style:style>
    <style:style style:name="co6" style:family="table-column">
      <style:table-column-properties fo:break-before="auto" style:column-width="13.2291666666667cm"/>
    </style:style>
    <style:style style:name="co7" style:family="table-column">
      <style:table-column-properties fo:break-before="auto" style:column-width="3.12208333333333cm"/>
    </style:style>
    <style:style style:name="co8" style:family="table-column">
      <style:table-column-properties fo:break-before="auto" style:column-width="15.6280555555556cm"/>
    </style:style>
    <style:style style:name="co9" style:family="table-column">
      <style:table-column-properties fo:break-before="auto" style:column-width="4.30388888888889cm"/>
    </style:style>
    <style:style style:name="co10" style:family="table-column">
      <style:table-column-properties fo:break-before="auto" style:column-width="3.4925cm"/>
    </style:style>
    <style:style style:name="co11" style:family="table-column">
      <style:table-column-properties fo:break-before="auto" style:column-width="4.14513888888889cm"/>
    </style:style>
    <style:style style:name="ro1" style:family="table-row">
      <style:table-row-properties style:row-height="41.25pt" style:use-optimal-row-height="false" fo:break-before="auto"/>
    </style:style>
    <style:style style:name="ro2" style:family="table-row">
      <style:table-row-properties style:row-height="32.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33.65pt" style:use-optimal-row-height="false" fo:break-before="auto"/>
    </style:style>
    <style:style style:name="ro6" style:family="table-row">
      <style:table-row-properties style:row-height="15.5pt" style:use-optimal-row-height="true" fo:break-before="auto"/>
    </style:style>
    <style:style style:name="ro7" style:family="table-row">
      <style:table-row-properties style:row-height="14pt" style:use-optimal-row-height="true" fo:break-before="auto"/>
    </style:style>
    <style:style style:name="ro8" style:family="table-row">
      <style:table-row-properties style:row-height="18pt" style:use-optimal-row-height="false" fo:break-before="auto"/>
    </style:style>
    <style:style style:name="ro9" style:family="table-row">
      <style:table-row-properties style:row-height="36.75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4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3">
            <text:p>Cars and light goods vehicles registered for the first time by body type and fuel type, United Kingdom from January 2020.</text:p>
          </table:table-cell>
          <table:table-cell table:number-columns-repeated="16383"/>
        </table:table-row>
        <table:table-row table:style-name="ro2">
          <table:table-cell office:value-type="string" table:style-name="ce4">
            <text:p>About this release</text:p>
          </table:table-cell>
          <table:table-cell table:number-columns-repeated="16383"/>
        </table:table-row>
        <table:table-row table:style-name="ro3">
          <table:table-cell office:value-type="string" table:style-name="ce2">
            <text:p>This workbook contains one data table with an accompanying cover sheet, table of contents, and notes worksheet. This workbook has been edited to meet the legal accessibility regulations.</text:p>
          </table:table-cell>
          <table:table-cell table:number-columns-repeated="16383"/>
        </table:table-row>
        <table:table-row table:style-name="ro3">
          <table:table-cell office:value-type="string" table:style-name="ce9">
            <text:p>Some cells in the data table(s) refer to notes, which can be found in the Notes worksheet. Note markers are presented in square brackets, for example: [note 1].</text:p>
          </table:table-cell>
          <table:table-cell table:number-columns-repeated="16383"/>
        </table:table-row>
        <table:table-row table:style-name="ro4">
          <table:table-cell office:value-type="string" table:style-name="ce9">
            <text:p>These statistics are released under the ‘official statistics in development’ label.</text:p>
          </table:table-cell>
          <table:table-cell table:number-columns-repeated="16383"/>
        </table:table-row>
        <table:table-row table:style-name="ro2">
          <table:table-cell office:value-type="string" table:style-name="ce4">
            <text:p>Data source</text:p>
          </table:table-cell>
          <table:table-cell table:number-columns-repeated="16383"/>
        </table:table-row>
        <table:table-row table:style-name="ro4">
          <table:table-cell office:value-type="string" table:style-name="ce5">
            <text:p>Department for Transport (DfT) and Driver and Vehicle Licensing Agency (DVLA)</text:p>
          </table:table-cell>
          <table:table-cell table:number-columns-repeated="16383"/>
        </table:table-row>
        <table:table-row table:style-name="ro4">
          <table:table-cell office:value-type="string" table:style-name="ce6">
            <text:p><text:a xlink:href="https://www.smmt.co.uk/">Society of Motor Manufacturers and Traders (SMMT)</text:a></text:p>
          </table:table-cell>
          <table:table-cell table:number-columns-repeated="16383"/>
        </table:table-row>
        <table:table-row table:style-name="ro2">
          <table:table-cell office:value-type="string" table:style-name="ce4">
            <text:p>Coverage</text:p>
          </table:table-cell>
          <table:table-cell table:number-columns-repeated="16383"/>
        </table:table-row>
        <table:table-row table:style-name="ro4">
          <table:table-cell office:value-type="string" table:style-name="ce9">
            <text:p>United Kingdom from January 2020.</text:p>
          </table:table-cell>
          <table:table-cell table:number-columns-repeated="16383"/>
        </table:table-row>
        <table:table-row table:style-name="ro2">
          <table:table-cell office:value-type="string" table:style-name="ce4">
            <text:p>Date of publication<text:s text:c="5"/></text:p>
          </table:table-cell>
          <table:table-cell table:number-columns-repeated="16383"/>
        </table:table-row>
        <table:table-row table:style-name="ro4">
          <table:table-cell office:value-type="string" table:style-name="ce7">
            <text:p>Last updated: 11 March 2026</text:p>
          </table:table-cell>
          <table:table-cell table:number-columns-repeated="16383"/>
        </table:table-row>
        <table:table-row table:style-name="ro4">
          <table:table-cell office:value-type="string" table:style-name="ce9">
            <text:p>Next update: 8 April 2026</text:p>
          </table:table-cell>
          <table:table-cell table:number-columns-repeated="16383"/>
        </table:table-row>
        <table:table-row table:style-name="ro2">
          <table:table-cell office:value-type="string" table:style-name="ce4">
            <text:p>Further information</text:p>
          </table:table-cell>
          <table:table-cell table:number-columns-repeated="16383"/>
        </table:table-row>
        <table:table-row table:style-name="ro4">
          <table:table-cell office:value-type="string" table:style-name="ce10">
            <text:p><text:a xlink:href="https://www.gov.uk/government/statistics/developing-faster-indicators-of-transport-activity">Vehicle licensing statistics: faster indicators of new cars and light goods vehicles registrations</text:a></text:p>
          </table:table-cell>
          <table:table-cell table:number-columns-repeated="16383"/>
        </table:table-row>
        <table:table-row table:style-name="ro4">
          <table:table-cell office:value-type="string" table:style-name="ce11">
            <text:p><text:a xlink:href="https://www.gov.uk/government/collections/vehicles-statistics">Vehicles statistics: collection page</text:a></text:p>
          </table:table-cell>
          <table:table-cell table:number-columns-repeated="16383"/>
        </table:table-row>
        <table:table-row table:style-name="ro4">
          <table:table-cell office:value-type="string" table:style-name="ce11">
            <text:p><text:a xlink:href="https://www.gov.uk/government/publications/vehicles-statistics-guidance">Vehicles statistics: notes, definitions, and guidance</text:a></text:p>
          </table:table-cell>
          <table:table-cell table:number-columns-repeated="16383"/>
        </table:table-row>
        <table:table-row table:style-name="ro3">
          <table:table-cell office:value-type="string" table:style-name="ce9">
            <text:p>These monthly headline figures supplement the existing vehicle statistics which are published quarterly.</text:p>
          </table:table-cell>
          <table:table-cell table:number-columns-repeated="16383"/>
        </table:table-row>
        <table:table-row table:style-name="ro5">
          <table:table-cell office:value-type="string" table:style-name="ce4">
            <text:p>Contact details</text:p>
          </table:table-cell>
          <table:table-cell table:number-columns-repeated="16383"/>
        </table:table-row>
        <table:table-row table:style-name="ro4">
          <table:table-cell office:value-type="string" table:style-name="ce9">
            <text:p>Vehicles Statistics</text:p>
          </table:table-cell>
          <table:table-cell table:number-columns-repeated="16383"/>
        </table:table-row>
        <table:table-row table:style-name="ro4">
          <table:table-cell office:value-type="string" table:style-name="ce11">
            <text:p><text:a xlink:href="mailto:vehicles.stats@dft.gov.uk">Email: vehicles.stats@dft.gov.uk</text:a></text:p>
          </table:table-cell>
          <table:table-cell table:number-columns-repeated="16383"/>
        </table:table-row>
        <table:table-row table:style-name="ro6">
          <table:table-cell table:style-name="ce8"/>
          <table:table-cell table:number-columns-repeated="16383"/>
        </table:table-row>
        <table:table-row table:number-rows-repeated="1048554" table:style-name="ro7">
          <table:table-cell table:number-columns-repeated="16384"/>
        </table:table-row>
      </table:table>
      <table:table table:name="Contents" table:style-name="ta1">
        <table:table-column table:style-name="co5" table:default-cell-style-name="ce1"/>
        <table:table-column table:style-name="co6" table:default-cell-style-name="ce1"/>
        <table:table-column table:style-name="co3" table:default-cell-style-name="ce1"/>
        <table:table-column table:style-name="co4" table:number-columns-repeated="16381" table:default-cell-style-name="ce1"/>
        <table:table-row table:style-name="ro8">
          <table:table-cell office:value-type="string" table:style-name="ce13">
            <text:p>Table of contents for VEH9902</text:p>
          </table:table-cell>
          <table:table-cell table:number-columns-repeated="16383" table:style-name="ce1"/>
        </table:table-row>
        <table:table-row table:style-name="ro6">
          <table:table-cell office:value-type="string" table:style-name="ce12">
            <text:p>This worksheet contains one table.</text:p>
          </table:table-cell>
          <table:table-cell table:number-columns-repeated="16383" table:style-name="ce1"/>
        </table:table-row>
        <table:table-row table:style-name="ro2">
          <table:table-cell office:value-type="string" table:style-name="ce4">
            <text:p>Worksheet name</text:p>
          </table:table-cell>
          <table:table-cell office:value-type="string" table:style-name="ce4">
            <text:p>Worksheet title</text:p>
          </table:table-cell>
          <table:table-cell table:number-columns-repeated="16382"/>
        </table:table-row>
        <table:table-row table:style-name="ro9">
          <table:table-cell office:value-type="string" table:style-name="ce14">
            <text:p>VEH9902a</text:p>
          </table:table-cell>
          <table:table-cell office:value-type="string" table:style-name="ce2">
            <text:p>Cars and light goods vehicles registered for the first time by body type and fuel type, United Kingdom from January 2020.</text:p>
          </table:table-cell>
          <table:table-cell table:number-columns-repeated="16382"/>
        </table:table-row>
        <table:table-row table:number-rows-repeated="1048572" table:style-name="ro7">
          <table:table-cell table:number-columns-repeated="16384"/>
        </table:table-row>
      </table:table>
      <table:table table:name="Notes" table:style-name="ta1">
        <table:table-column table:style-name="co7" table:default-cell-style-name="ce1"/>
        <table:table-column table:style-name="co8" table:default-cell-style-name="ce1"/>
        <table:table-column table:style-name="co9" table:default-cell-style-name="ce1"/>
        <table:table-column table:style-name="co3" table:default-cell-style-name="ce1"/>
        <table:table-column table:style-name="co4" table:number-columns-repeated="16380" table:default-cell-style-name="ce1"/>
        <table:table-row table:style-name="ro8">
          <table:table-cell office:value-type="string" table:style-name="ce13">
            <text:p>Notes table for VEH9902</text:p>
          </table:table-cell>
          <table:table-cell table:number-columns-repeated="16383" table:style-name="ce1"/>
        </table:table-row>
        <table:table-row table:style-name="ro6">
          <table:table-cell office:value-type="string" table:style-name="ce12">
            <text:p>This worksheet contains one table.</text:p>
          </table:table-cell>
          <table:table-cell table:style-name="ce1"/>
          <table:table-cell table:style-name="ce17"/>
          <table:table-cell table:number-columns-repeated="16381"/>
        </table:table-row>
        <table:table-row table:style-name="ro2">
          <table:table-cell office:value-type="string" table:style-name="ce4">
            <text:p>Note number</text:p>
          </table:table-cell>
          <table:table-cell office:value-type="string" table:style-name="ce4">
            <text:p>Note text</text:p>
          </table:table-cell>
          <table:table-cell office:value-type="string" table:style-name="ce4">
            <text:p>Related hyperlink(s)</text:p>
          </table:table-cell>
          <table:table-cell table:number-columns-repeated="16381"/>
        </table:table-row>
        <table:table-row table:style-name="ro10">
          <table:table-cell office:value-type="float" office:value="1" table:style-name="ce14">
            <text:p>1</text:p>
          </table:table-cell>
          <table:table-cell office:value-type="string" table:style-name="ce2">
            <text:p>The most recent figures presented here are provisional and are provided to give an indication of the latest trends, for more information about these provisional estimates see the Provisional estimates section of the release. These estimates will be subsequently updated when more data becomes available from the DVLA. A range of detailed datasets are available online providing a more comprehensive view of vehicle licensing.<text:s/></text:p>
          </table:table-cell>
          <table:table-cell office:value-type="string" table:style-name="ce15">
            <text:p><text:a xlink:href="https://www.gov.uk/government/collections/vehicles-statistics">Main release page</text:a></text:p>
          </table:table-cell>
          <table:table-cell table:number-columns-repeated="16381"/>
        </table:table-row>
        <table:table-row table:style-name="ro11">
          <table:table-cell office:value-type="float" office:value="2" table:style-name="ce14">
            <text:p>2</text:p>
          </table:table-cell>
          <table:table-cell office:value-type="string" table:style-name="ce2">
            <text:p>Zero emission vehicles (ZEVs) do not emit any carbon dioxide (CO2) emissions from their tailpipe. Other fuel types include all non ZEVs. More details on fuel types are available in the notes and definitions.</text:p>
          </table:table-cell>
          <table:table-cell office:value-type="string" table:style-name="ce16">
            <text:p><text:a xlink:href="https://www.gov.uk/government/publications/vehicles-statistics-guidance/vehicle-licensing-statistics-notes-and-definitions#definitions">Fuel type definitions</text:a></text:p>
          </table:table-cell>
          <table:table-cell table:number-columns-repeated="16381"/>
        </table:table-row>
        <table:table-row table:number-rows-repeated="1048571" table:style-name="ro7">
          <table:table-cell table:number-columns-repeated="16384"/>
        </table:table-row>
      </table:table>
      <table:table table:name="VEH9902a" table:style-name="ta1">
        <table:table-column table:style-name="co10" table:default-cell-style-name="ce1"/>
        <table:table-column table:style-name="co11" table:number-columns-repeated="6" table:default-cell-style-name="ce1"/>
        <table:table-column table:style-name="co4" table:number-columns-repeated="16377" table:default-cell-style-name="ce1"/>
        <table:table-row table:style-name="ro8">
          <table:table-cell office:value-type="string" table:style-name="ce26">
            <text:p>Cars and light goods vehicles registered for the first time [note 1] by body type and fuel type [note 2], United Kingdom from January 2020.</text:p>
          </table:table-cell>
          <table:table-cell table:number-columns-repeated="16383" table:style-name="ce1"/>
        </table:table-row>
        <table:table-row table:style-name="ro12">
          <table:table-cell office:value-type="string" table:style-name="ce19">
            <text:p>Table VEH9902a</text:p>
          </table:table-cell>
          <table:table-cell table:number-columns-repeated="16383" table:style-name="ce1"/>
        </table:table-row>
        <table:table-row table:style-name="ro6">
          <table:table-cell office:value-type="string" table:style-name="ce20">
            <text:p>This worksheet contains one table. Some cells refer to notes which can be found on the notes worksheet.<text:s/></text:p>
          </table:table-cell>
          <table:table-cell table:number-columns-repeated="16383" table:style-name="ce1"/>
        </table:table-row>
        <table:table-row table:style-name="ro8">
          <table:table-cell office:value-type="string" table:style-name="ce30">
            <text:p>Some shorthand is used in this table, [e] = estimated figure, [x] = not applicable.</text:p>
          </table:table-cell>
          <table:table-cell table:style-name="ce21"/>
          <table:table-cell table:style-name="ce22"/>
          <table:table-cell table:number-columns-repeated="2" table:style-name="ce23"/>
          <table:table-cell table:style-name="ce28"/>
          <table:table-cell table:style-name="ce22"/>
          <table:table-cell table:number-columns-repeated="16377"/>
        </table:table-row>
        <table:table-row table:style-name="ro13">
          <table:table-cell office:value-type="string" table:style-name="ce24">
            <text:p>Geography</text:p>
          </table:table-cell>
          <table:table-cell office:value-type="string" table:style-name="ce25">
            <text:p>Date</text:p>
          </table:table-cell>
          <table:table-cell office:value-type="string" table:style-name="ce25">
            <text:p>Units</text:p>
          </table:table-cell>
          <table:table-cell office:value-type="string" table:style-name="ce25">
            <text:p>Body Type</text:p>
          </table:table-cell>
          <table:table-cell office:value-type="string" table:style-name="ce25">
            <text:p>Fuel Type</text:p>
          </table:table-cell>
          <table:table-cell office:value-type="string" table:style-name="ce29">
            <text:p>Number</text:p>
          </table:table-cell>
          <table:table-cell office:value-type="string" table:style-name="ce25">
            <text:p>Notes</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48044" table:style-name="ce27">
            <text:p>148,04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105" table:style-name="ce27">
            <text:p>4,10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3665" table:style-name="ce27">
            <text:p>23,66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521" table:style-name="ce27">
            <text:p>52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79611" table:style-name="ce27">
            <text:p>79,6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473" table:style-name="ce27">
            <text:p>2,4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4170" table:style-name="ce27">
            <text:p>14,17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83" table:style-name="ce27">
            <text:p>38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45642" table:style-name="ce27">
            <text:p>245,64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1724" table:style-name="ce27">
            <text:p>11,72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1342" table:style-name="ce27">
            <text:p>31,34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447" table:style-name="ce27">
            <text:p>44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879" table:style-name="ce27">
            <text:p>2,87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361" table:style-name="ce27">
            <text:p>1,36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912" table:style-name="ce27">
            <text:p>2,9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50" table:style-name="ce27">
            <text:p>15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8180" table:style-name="ce27">
            <text:p>18,18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455" table:style-name="ce27">
            <text:p>2,45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7507" table:style-name="ce27">
            <text:p>7,50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28" table:style-name="ce27">
            <text:p>12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37752" table:style-name="ce27">
            <text:p>137,75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8922" table:style-name="ce27">
            <text:p>8,9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0628" table:style-name="ce27">
            <text:p>30,62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40" table:style-name="ce27">
            <text:p>34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69088" table:style-name="ce27">
            <text:p>169,08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8167" table:style-name="ce27">
            <text:p>8,16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9134" table:style-name="ce27">
            <text:p>29,13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510" table:style-name="ce27">
            <text:p>51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84817" table:style-name="ce27">
            <text:p>84,81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5514" table:style-name="ce27">
            <text:p>5,5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0634" table:style-name="ce27">
            <text:p>20,63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14" table:style-name="ce27">
            <text:p>2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309816" table:style-name="ce27">
            <text:p>309,81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1956" table:style-name="ce27">
            <text:p>21,95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53325" table:style-name="ce27">
            <text:p>53,32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864" table:style-name="ce27">
            <text:p>86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33315" table:style-name="ce27">
            <text:p>133,31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9280" table:style-name="ce27">
            <text:p>9,28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7885" table:style-name="ce27">
            <text:p>27,88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754" table:style-name="ce27">
            <text:p>75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06334" table:style-name="ce27">
            <text:p>106,33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0131" table:style-name="ce27">
            <text:p>10,13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8009" table:style-name="ce27">
            <text:p>28,00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687" table:style-name="ce27">
            <text:p>68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0</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2953" table:style-name="ce27">
            <text:p>112,95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0</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1884" table:style-name="ce27">
            <text:p>21,8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6631" table:style-name="ce27">
            <text:p>26,63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0</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711" table:style-name="ce27">
            <text:p>7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86211" table:style-name="ce27">
            <text:p>86,2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6200" table:style-name="ce27">
            <text:p>6,20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3536" table:style-name="ce27">
            <text:p>23,53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552" table:style-name="ce27">
            <text:p>55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50847" table:style-name="ce27">
            <text:p>50,84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513" table:style-name="ce27">
            <text:p>3,51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7491" table:style-name="ce27">
            <text:p>17,49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411" table:style-name="ce27">
            <text:p>4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65065" table:style-name="ce27">
            <text:p>265,06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2003" table:style-name="ce27">
            <text:p>22,00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55538" table:style-name="ce27">
            <text:p>55,53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669" table:style-name="ce27">
            <text:p>1,66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34159" table:style-name="ce27">
            <text:p>134,15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9173" table:style-name="ce27">
            <text:p>9,1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0999" table:style-name="ce27">
            <text:p>30,99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623" table:style-name="ce27">
            <text:p>6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44747" table:style-name="ce27">
            <text:p>144,74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3048" table:style-name="ce27">
            <text:p>13,04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9879" table:style-name="ce27">
            <text:p>29,87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604" table:style-name="ce27">
            <text:p>60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68150" table:style-name="ce27">
            <text:p>168,15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9844" table:style-name="ce27">
            <text:p>19,84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3350" table:style-name="ce27">
            <text:p>33,35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370" table:style-name="ce27">
            <text:p>1,37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4509" table:style-name="ce27">
            <text:p>114,50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1048" table:style-name="ce27">
            <text:p>11,04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3922" table:style-name="ce27">
            <text:p>23,9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653" table:style-name="ce27">
            <text:p>65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2758" table:style-name="ce27">
            <text:p>62,75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7358" table:style-name="ce27">
            <text:p>7,35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0214" table:style-name="ce27">
            <text:p>20,2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864" table:style-name="ce27">
            <text:p>86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85572" table:style-name="ce27">
            <text:p>185,57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2711" table:style-name="ce27">
            <text:p>32,7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1612" table:style-name="ce27">
            <text:p>31,6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32" table:style-name="ce27">
            <text:p>93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93261" table:style-name="ce27">
            <text:p>93,26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6123" table:style-name="ce27">
            <text:p>16,1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7029" table:style-name="ce27">
            <text:p>27,02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173" table:style-name="ce27">
            <text:p>1,1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97806" table:style-name="ce27">
            <text:p>97,80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1738" table:style-name="ce27">
            <text:p>21,73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0569" table:style-name="ce27">
            <text:p>30,56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64" table:style-name="ce27">
            <text:p>1,76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1</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83728" table:style-name="ce27">
            <text:p>83,72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1</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7673" table:style-name="ce27">
            <text:p>27,6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6974" table:style-name="ce27">
            <text:p>26,97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1</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498" table:style-name="ce27">
            <text:p>2,49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03757" table:style-name="ce27">
            <text:p>103,75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4412" table:style-name="ce27">
            <text:p>14,4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7465" table:style-name="ce27">
            <text:p>17,46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692" table:style-name="ce27">
            <text:p>69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51265" table:style-name="ce27">
            <text:p>51,26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0423" table:style-name="ce27">
            <text:p>10,4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4909" table:style-name="ce27">
            <text:p>14,90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89" table:style-name="ce27">
            <text:p>1,78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07893" table:style-name="ce27">
            <text:p>207,89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9333" table:style-name="ce27">
            <text:p>39,33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0278" table:style-name="ce27">
            <text:p>40,27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969" table:style-name="ce27">
            <text:p>1,96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08783" table:style-name="ce27">
            <text:p>108,78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2876" table:style-name="ce27">
            <text:p>12,87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1556" table:style-name="ce27">
            <text:p>21,55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78" table:style-name="ce27">
            <text:p>97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1614" table:style-name="ce27">
            <text:p>111,6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5445" table:style-name="ce27">
            <text:p>15,44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1923" table:style-name="ce27">
            <text:p>21,9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49" table:style-name="ce27">
            <text:p>94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1544" table:style-name="ce27">
            <text:p>121,54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2625" table:style-name="ce27">
            <text:p>22,62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372" table:style-name="ce27">
            <text:p>25,37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177" table:style-name="ce27">
            <text:p>2,17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03284" table:style-name="ce27">
            <text:p>103,2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2348" table:style-name="ce27">
            <text:p>12,34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8773" table:style-name="ce27">
            <text:p>18,7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892" table:style-name="ce27">
            <text:p>89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2439" table:style-name="ce27">
            <text:p>62,43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9881" table:style-name="ce27">
            <text:p>9,88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4861" table:style-name="ce27">
            <text:p>14,86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171" table:style-name="ce27">
            <text:p>1,17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91371" table:style-name="ce27">
            <text:p>191,37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8109" table:style-name="ce27">
            <text:p>38,10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4230" table:style-name="ce27">
            <text:p>34,23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72" table:style-name="ce27">
            <text:p>1,77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7782" table:style-name="ce27">
            <text:p>117,78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9804" table:style-name="ce27">
            <text:p>19,80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0942" table:style-name="ce27">
            <text:p>20,94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020" table:style-name="ce27">
            <text:p>2,02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6999" table:style-name="ce27">
            <text:p>116,99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9373" table:style-name="ce27">
            <text:p>29,37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3157" table:style-name="ce27">
            <text:p>23,15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147" table:style-name="ce27">
            <text:p>2,14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2</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88514" table:style-name="ce27">
            <text:p>88,5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2</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2254" table:style-name="ce27">
            <text:p>42,25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0270" table:style-name="ce27">
            <text:p>20,27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2</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87" table:style-name="ce27">
            <text:p>1,78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6881" table:style-name="ce27">
            <text:p>116,88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7222" table:style-name="ce27">
            <text:p>17,2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1769" table:style-name="ce27">
            <text:p>21,76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083" table:style-name="ce27">
            <text:p>1,08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4874" table:style-name="ce27">
            <text:p>64,87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2307" table:style-name="ce27">
            <text:p>12,30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6922" table:style-name="ce27">
            <text:p>16,9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051" table:style-name="ce27">
            <text:p>1,05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45107" table:style-name="ce27">
            <text:p>245,10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6623" table:style-name="ce27">
            <text:p>46,6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6561" table:style-name="ce27">
            <text:p>46,56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763" table:style-name="ce27">
            <text:p>2,76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4892" table:style-name="ce27">
            <text:p>114,89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0472" table:style-name="ce27">
            <text:p>20,47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2008" table:style-name="ce27">
            <text:p>22,00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596" table:style-name="ce27">
            <text:p>1,59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3676" table:style-name="ce27">
            <text:p>123,67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4549" table:style-name="ce27">
            <text:p>24,54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083" table:style-name="ce27">
            <text:p>25,08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155" table:style-name="ce27">
            <text:p>1,15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49160" table:style-name="ce27">
            <text:p>149,16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1670" table:style-name="ce27">
            <text:p>31,67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3586" table:style-name="ce27">
            <text:p>33,58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912" table:style-name="ce27">
            <text:p>1,9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4721" table:style-name="ce27">
            <text:p>124,72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3001" table:style-name="ce27">
            <text:p>23,00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6298" table:style-name="ce27">
            <text:p>26,29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678" table:style-name="ce27">
            <text:p>1,67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72423" table:style-name="ce27">
            <text:p>72,4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7248" table:style-name="ce27">
            <text:p>17,24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5801" table:style-name="ce27">
            <text:p>15,80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324" table:style-name="ce27">
            <text:p>1,32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32156" table:style-name="ce27">
            <text:p>232,15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5315" table:style-name="ce27">
            <text:p>45,31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2874" table:style-name="ce27">
            <text:p>42,87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074" table:style-name="ce27">
            <text:p>3,07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33900" table:style-name="ce27">
            <text:p>133,90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3963" table:style-name="ce27">
            <text:p>23,96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520" table:style-name="ce27">
            <text:p>25,52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421" table:style-name="ce27">
            <text:p>1,42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36980" table:style-name="ce27">
            <text:p>136,98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4294" table:style-name="ce27">
            <text:p>24,29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6583" table:style-name="ce27">
            <text:p>26,58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45" table:style-name="ce27">
            <text:p>1,74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3</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6814" table:style-name="ce27">
            <text:p>116,8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3</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7584" table:style-name="ce27">
            <text:p>27,5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7025" table:style-name="ce27">
            <text:p>27,02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December 2023</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012" table:style-name="ce27">
            <text:p>3,0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5952" table:style-name="ce27">
            <text:p>125,95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0948" table:style-name="ce27">
            <text:p>20,94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3329" table:style-name="ce27">
            <text:p>23,32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anuary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312" table:style-name="ce27">
            <text:p>1,31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74318" table:style-name="ce27">
            <text:p>74,31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4971" table:style-name="ce27">
            <text:p>14,97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7496" table:style-name="ce27">
            <text:p>17,49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February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22" table:style-name="ce27">
            <text:p>9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74184" table:style-name="ce27">
            <text:p>274,1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8452" table:style-name="ce27">
            <text:p>48,45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51834" table:style-name="ce27">
            <text:p>51,83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rch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378" table:style-name="ce27">
            <text:p>3,37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4842" table:style-name="ce27">
            <text:p>114,84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2738" table:style-name="ce27">
            <text:p>22,73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4178" table:style-name="ce27">
            <text:p>24,17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13" table:style-name="ce27">
            <text:p>91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6084" table:style-name="ce27">
            <text:p>126,0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6013" table:style-name="ce27">
            <text:p>26,01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823" table:style-name="ce27">
            <text:p>25,82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120" table:style-name="ce27">
            <text:p>1,12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48606" table:style-name="ce27">
            <text:p>148,60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4094" table:style-name="ce27">
            <text:p>34,09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32572" table:style-name="ce27">
            <text:p>32,57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561" table:style-name="ce27">
            <text:p>1,56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4369" table:style-name="ce27">
            <text:p>124,36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7384" table:style-name="ce27">
            <text:p>27,3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4602" table:style-name="ce27">
            <text:p>24,60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450" table:style-name="ce27">
            <text:p>1,45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9449" table:style-name="ce27">
            <text:p>69,44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19144" table:style-name="ce27">
            <text:p>19,14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6087" table:style-name="ce27">
            <text:p>16,08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916" table:style-name="ce27">
            <text:p>91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22733" table:style-name="ce27">
            <text:p>222,73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56227" table:style-name="ce27">
            <text:p>56,22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7240" table:style-name="ce27">
            <text:p>47,24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918" table:style-name="ce27">
            <text:p>2,91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8688" table:style-name="ce27">
            <text:p>118,68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9811" table:style-name="ce27">
            <text:p>29,81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335" table:style-name="ce27">
            <text:p>25,33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257" table:style-name="ce27">
            <text:p>2,25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9158" table:style-name="ce27">
            <text:p>119,15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8485" table:style-name="ce27">
            <text:p>38,48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8237" table:style-name="ce27">
            <text:p>28,23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342" table:style-name="ce27">
            <text:p>2,342</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4</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99854" table:style-name="ce27">
            <text:p>99,854</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4</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3602" table:style-name="ce27">
            <text:p>43,602</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4256" table:style-name="ce27">
            <text:p>24,256</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4</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372" table:style-name="ce27">
            <text:p>3,372</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3099" table:style-name="ce27">
            <text:p>113,099</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9648" table:style-name="ce27">
            <text:p>29,648</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8214" table:style-name="ce27">
            <text:p>18,214</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486" table:style-name="ce27">
            <text:p>1,486</text:p>
          </table:table-cell>
          <table:table-cell office:value-type="string" table:style-name="ce12">
            <text:p>[x]</text:p>
          </table:table-cell>
          <table:table-cell table:number-columns-repeated="2" table:style-name="ce1"/>
          <table:table-cell table:number-columns-repeated="2" table:style-name="ce32"/>
          <table:table-cell table:number-columns-repeated="16373"/>
        </table:table-row>
        <table:table-row table:style-name="ro6">
          <table:table-cell office:value-type="string" table:style-name="ce18">
            <text:p>United Kingdom</text:p>
          </table:table-cell>
          <table:table-cell office:value-type="string" table:style-name="ce31">
            <text:p>February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6874" table:style-name="ce27">
            <text:p>66,874</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February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1279" table:style-name="ce27">
            <text:p>21,279</text:p>
          </table:table-cell>
          <table:table-cell office:value-type="string" table:style-name="ce12">
            <text:p>[x]</text:p>
          </table:table-cell>
          <table:table-cell table:number-columns-repeated="2" table:style-name="ce1"/>
          <table:table-cell table:number-columns-repeated="2" table:style-name="ce32"/>
          <table:table-cell table:number-columns-repeated="16373"/>
        </table:table-row>
        <table:table-row table:style-name="ro6">
          <table:table-cell office:value-type="string" table:style-name="ce18">
            <text:p>United Kingdom</text:p>
          </table:table-cell>
          <table:table-cell office:value-type="string" table:style-name="ce31">
            <text:p>February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3606" table:style-name="ce27">
            <text:p>13,606</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February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444" table:style-name="ce27">
            <text:p>1,444</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March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92617" table:style-name="ce27">
            <text:p>292,617</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March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69340" table:style-name="ce27">
            <text:p>69,340</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March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9251" table:style-name="ce27">
            <text:p>49,251</text:p>
          </table:table-cell>
          <table:table-cell office:value-type="string" table:style-name="ce12">
            <text:p>[x]</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March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4314" table:style-name="ce27">
            <text:p>4,31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98657" table:style-name="ce27">
            <text:p>98,65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4589" table:style-name="ce27">
            <text:p>24,58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9971" table:style-name="ce27">
            <text:p>19,97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pril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00" table:style-name="ce27">
            <text:p>1,70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21055" table:style-name="ce27">
            <text:p>121,05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2789" table:style-name="ce27">
            <text:p>32,789</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2343" table:style-name="ce27">
            <text:p>22,34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May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637" table:style-name="ce27">
            <text:p>1,637</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48281" table:style-name="ce27">
            <text:p>148,281</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7392" table:style-name="ce27">
            <text:p>47,39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6384" table:style-name="ce27">
            <text:p>26,38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ne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020" table:style-name="ce27">
            <text:p>3,02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4406" table:style-name="ce27">
            <text:p>114,40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9902" table:style-name="ce27">
            <text:p>29,90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2213" table:style-name="ce27">
            <text:p>22,213</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July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466" table:style-name="ce27">
            <text:p>2,46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4968" table:style-name="ce27">
            <text:p>64,96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2040" table:style-name="ce27">
            <text:p>22,040</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3494" table:style-name="ce27">
            <text:p>13,494</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August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922" table:style-name="ce27">
            <text:p>1,92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245018" table:style-name="ce27">
            <text:p>245,018</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72342" table:style-name="ce27">
            <text:p>72,342</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44765" table:style-name="ce27">
            <text:p>44,765</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Sept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4306" table:style-name="ce27">
            <text:p>4,306</text:p>
          </table:table-cell>
          <table:table-cell office:value-type="string" table:style-name="ce12">
            <text:p>[x]</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0198" table:style-name="ce27">
            <text:p>110,198</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6586" table:style-name="ce27">
            <text:p>36,586</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1588" table:style-name="ce27">
            <text:p>21,588</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Octo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096" table:style-name="ce27">
            <text:p>2,096</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3394" table:style-name="ce27">
            <text:p>113,394</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39718" table:style-name="ce27">
            <text:p>39,718</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1404" table:style-name="ce27">
            <text:p>21,404</text:p>
          </table:table-cell>
          <table:table-cell office:value-type="string" table:style-name="ce12">
            <text:p>[e]</text:p>
          </table:table-cell>
          <table:table-cell table:number-columns-repeated="16377"/>
        </table:table-row>
        <table:table-row table:style-name="ro6">
          <table:table-cell office:value-type="string" table:style-name="ce18">
            <text:p>United Kingdom</text:p>
          </table:table-cell>
          <table:table-cell office:value-type="string" table:style-name="ce31">
            <text:p>Nov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3011" table:style-name="ce27">
            <text:p>3,011</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5</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01033" table:style-name="ce27">
            <text:p>101,033</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5</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46858" table:style-name="ce27">
            <text:p>46,858</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25792" table:style-name="ce27">
            <text:p>25,792</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December 2025</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2871" table:style-name="ce27">
            <text:p>2,871</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6</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116715" table:style-name="ce27">
            <text:p>116,715</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6</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9472" table:style-name="ce27">
            <text:p>29,472</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6</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6408" table:style-name="ce27">
            <text:p>16,408</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January 2026</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761" table:style-name="ce27">
            <text:p>1,761</text:p>
          </table:table-cell>
          <table:table-cell office:value-type="string" table:style-name="ce12">
            <text:p>[e]</text:p>
          </table:table-cell>
          <table:table-cell table:number-columns-repeated="2" table:style-name="ce1"/>
          <table:table-cell table:number-columns-repeated="2" table:style-name="ce32"/>
          <table:table-cell table:number-columns-repeated="16373"/>
        </table:table-row>
        <table:table-row table:style-name="ro6">
          <table:table-cell office:value-type="string" table:style-name="ce18">
            <text:p>United Kingdom</text:p>
          </table:table-cell>
          <table:table-cell office:value-type="string" table:style-name="ce31">
            <text:p>February 2026</text:p>
          </table:table-cell>
          <table:table-cell office:value-type="string" table:style-name="ce18">
            <text:p>Number</text:p>
          </table:table-cell>
          <table:table-cell office:value-type="string" table:style-name="ce12">
            <text:p>Cars</text:p>
          </table:table-cell>
          <table:table-cell office:value-type="string" table:style-name="ce12">
            <text:p>OTHER</text:p>
          </table:table-cell>
          <table:table-cell office:value-type="float" office:value="69547" table:style-name="ce27">
            <text:p>69,547</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February 2026</text:p>
          </table:table-cell>
          <table:table-cell office:value-type="string" table:style-name="ce18">
            <text:p>Number</text:p>
          </table:table-cell>
          <table:table-cell office:value-type="string" table:style-name="ce12">
            <text:p>Cars</text:p>
          </table:table-cell>
          <table:table-cell office:value-type="string" table:style-name="ce12">
            <text:p>ZEV</text:p>
          </table:table-cell>
          <table:table-cell office:value-type="float" office:value="21687" table:style-name="ce27">
            <text:p>21,687</text:p>
          </table:table-cell>
          <table:table-cell office:value-type="string" table:style-name="ce12">
            <text:p>[e]</text:p>
          </table:table-cell>
          <table:table-cell table:number-columns-repeated="2" table:style-name="ce1"/>
          <table:table-cell table:number-columns-repeated="2" table:style-name="ce32"/>
          <table:table-cell table:number-columns-repeated="16373"/>
        </table:table-row>
        <table:table-row table:style-name="ro6">
          <table:table-cell office:value-type="string" table:style-name="ce18">
            <text:p>United Kingdom</text:p>
          </table:table-cell>
          <table:table-cell office:value-type="string" table:style-name="ce31">
            <text:p>February 2026</text:p>
          </table:table-cell>
          <table:table-cell office:value-type="string" table:style-name="ce18">
            <text:p>Number</text:p>
          </table:table-cell>
          <table:table-cell office:value-type="string" table:style-name="ce12">
            <text:p>Light goods vehicles</text:p>
          </table:table-cell>
          <table:table-cell office:value-type="string" table:style-name="ce12">
            <text:p>OTHER</text:p>
          </table:table-cell>
          <table:table-cell office:value-type="float" office:value="13284" table:style-name="ce27">
            <text:p>13,284</text:p>
          </table:table-cell>
          <table:table-cell office:value-type="string" table:style-name="ce12">
            <text:p>[e]</text:p>
          </table:table-cell>
          <table:table-cell table:number-columns-repeated="16377" table:style-name="ce1"/>
        </table:table-row>
        <table:table-row table:style-name="ro6">
          <table:table-cell office:value-type="string" table:style-name="ce18">
            <text:p>United Kingdom</text:p>
          </table:table-cell>
          <table:table-cell office:value-type="string" table:style-name="ce31">
            <text:p>February 2026</text:p>
          </table:table-cell>
          <table:table-cell office:value-type="string" table:style-name="ce18">
            <text:p>Number</text:p>
          </table:table-cell>
          <table:table-cell office:value-type="string" table:style-name="ce12">
            <text:p>Light goods vehicles</text:p>
          </table:table-cell>
          <table:table-cell office:value-type="string" table:style-name="ce12">
            <text:p>ZEV</text:p>
          </table:table-cell>
          <table:table-cell office:value-type="float" office:value="1879" table:style-name="ce27">
            <text:p>1,879</text:p>
          </table:table-cell>
          <table:table-cell office:value-type="string" table:style-name="ce12">
            <text:p>[e]</text:p>
          </table:table-cell>
          <table:table-cell table:number-columns-repeated="16377" table:style-name="ce1"/>
        </table:table-row>
        <table:table-row table:style-name="ro6">
          <table:table-cell table:number-columns-repeated="3" table:style-name="ce18"/>
          <table:table-cell table:number-columns-repeated="2" table:style-name="ce12"/>
          <table:table-cell table:style-name="ce27"/>
          <table:table-cell table:style-name="ce12"/>
          <table:table-cell table:number-columns-repeated="16377" table:style-name="ce1"/>
        </table:table-row>
        <table:table-row table:number-rows-repeated="1048274" table:style-name="ro7">
          <table:table-cell table:number-columns-repeated="16384"/>
        </table:table-row>
      </table:table>
      <table:database-ranges>
        <table:database-range table:target-range-address="Contents.A3:Contents.B4" table:name="Contents"/>
        <table:database-range table:target-range-address="Notes.A3:Notes.C5" table:name="Notes4"/>
        <table:database-range table:target-range-address="VEH9902a.A5:VEH9902a.G301" table:name="table_veh9902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Aptos" style:font-name-asian="Aptos" style:font-name-complex="Aptos" fo:font-size="10pt" style:font-size-asian="10pt" style:font-size-complex="10pt" style:font-family-generic="swiss"/>
    </style:style>
    <style:style style:name="T2" style:family="text">
      <style:text-properties fo:color="#000000" style:font-name="Aptos" style:font-name-asian="Aptos" style:font-name-complex="Aptos"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Aptos" style:font-name-asian="Aptos" style:font-name-complex="Aptos"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SENSITIVE</text:span><text:span text:style-name="T2">#</text:span></text:p>
        <text:p/>
      </style:header>
      <style:header-left style:display="false"/>
      <style:header-first/>
      <style:footer>
        <text:p/>
        <text:p><text:span text:style-name="T3">#</text:span><text:span text:style-name="T4"> </text:span><text:span text:style-name="T4">OFFICIAL-SENSITIV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Cars and light goods vehicles registered for the first time by body type and fuel type, United Kingdom from January 2020.</dc:title>
    <dc:description/>
    <dc:subject/>
    <meta:initial-creator/>
    <dc:creator/>
    <meta:creation-date>2026-03-09T16:00:25Z</meta:creation-date>
    <dc:date>2026-03-10T16:30:42Z</dc:date>
    <meta:editing-cycles>1</meta:editing-cycles>
    <meta:user-defined meta:name="MediaServiceImageTags"/>
    <meta:user-defined meta:name="ContentTypeId">0x010100B149FE1BD96DDC449219B083E9C96322</meta:user-defined>
    <meta:user-defined meta:name="Financial Year"/>
    <meta:user-defined meta:name="Financial_x0020_Year"/>
    <meta:user-defined meta:name="Custom_x0020_Tag"/>
    <meta:user-defined meta:name="Custom Tag"/>
  </office:meta>
</office:document-meta>
</file>